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Purisa" svg:font-family="Purisa"/>
    <style:font-face style:name="FreeSans1" svg:font-family="FreeSans" style:font-family-generic="swiss"/>
    <style:font-face style:name="Purisa1" svg:font-family="Purisa"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paragraph-properties fo:margin-left="0cm" fo:margin-right="0cm" fo:margin-top="0cm" fo:margin-bottom="0cm" loext:contextual-spacing="false" style:line-height-at-least="0.476cm" fo:text-indent="0cm" style:auto-text-indent="false" fo:padding="0cm" fo:border="none"/>
      <style:text-properties fo:font-variant="normal" fo:text-transform="none" fo:color="#000000" style:font-name="Purisa1" fo:font-size="12pt" fo:letter-spacing="normal" fo:font-style="normal" fo:font-weight="normal" style:font-size-asian="12pt" style:font-size-complex="12pt"/>
    </style:style>
    <style:style style:name="P2" style:family="paragraph" style:parent-style-name="Heading_20_2">
      <style:paragraph-properties fo:margin-left="0cm" fo:margin-right="0cm" fo:margin-top="0cm" fo:margin-bottom="0cm" loext:contextual-spacing="false" style:line-height-at-least="0.476cm" fo:text-indent="0cm" style:auto-text-indent="false" fo:padding="0cm" fo:border="none"/>
      <style:text-properties fo:font-variant="normal" fo:text-transform="none" fo:color="#000000" style:font-name="Purisa1" fo:font-size="12pt" fo:letter-spacing="normal" fo:font-style="normal" fo:font-weight="normal" officeooo:paragraph-rsid="000b7903" style:font-size-asian="12pt" style:font-size-complex="12pt"/>
    </style:style>
    <style:style style:name="P3" style:family="paragraph" style:parent-style-name="Heading_20_3">
      <style:paragraph-properties fo:margin-left="0cm" fo:margin-right="0cm" fo:margin-top="0cm" fo:margin-bottom="0cm" loext:contextual-spacing="false" style:line-height-at-least="0.476cm" fo:text-indent="0cm" style:auto-text-indent="false" fo:padding="0cm" fo:border="none"/>
      <style:text-properties fo:font-variant="normal" fo:text-transform="none" fo:color="#000000" style:font-name="Purisa1" fo:font-size="12pt" fo:letter-spacing="normal" fo:font-style="normal" fo:font-weight="normal" style:font-size-asian="12pt" style:font-size-complex="12pt"/>
    </style:style>
    <style:style style:name="P4" style:family="paragraph" style:parent-style-name="Heading_20_3">
      <style:paragraph-properties fo:margin-left="0cm" fo:margin-right="0cm" fo:margin-top="0cm" fo:margin-bottom="0cm" loext:contextual-spacing="false" style:line-height-at-least="0.476cm" fo:text-indent="0cm" style:auto-text-indent="false" fo:padding="0cm" fo:border="none"/>
      <style:text-properties fo:color="#000000" style:font-name="Purisa1" fo:font-size="12pt" style:font-size-asian="12pt" style:font-size-complex="12pt"/>
    </style:style>
    <style:style style:name="P5" style:family="paragraph" style:parent-style-name="Horizontal_20_Line">
      <style:paragraph-properties style:line-height-at-least="0.476cm"/>
      <style:text-properties fo:color="#000000" style:font-name="Purisa1" fo:font-size="12pt" style:font-size-asian="12pt" style:font-size-complex="12pt"/>
    </style:style>
    <style:style style:name="P6" style:family="paragraph" style:parent-style-name="Text_20_body">
      <style:paragraph-properties style:line-height-at-least="0.476cm"/>
      <style:text-properties fo:font-variant="normal" fo:text-transform="none" fo:color="#000000" style:font-name="Purisa1" fo:font-size="12pt" fo:letter-spacing="normal" fo:font-style="normal" fo:font-weight="normal" style:font-size-asian="12pt" style:font-size-complex="12pt"/>
    </style:style>
    <style:style style:name="P7" style:family="paragraph" style:parent-style-name="Text_20_body" style:list-style-name="L9">
      <style:paragraph-properties style:line-height-at-least="0.476cm"/>
      <style:text-properties fo:font-variant="normal" fo:text-transform="none" fo:color="#000000" style:font-name="Purisa1" fo:font-size="12pt" fo:letter-spacing="normal" fo:font-style="normal" fo:font-weight="normal" style:font-size-asian="12pt" style:font-size-complex="12pt"/>
    </style:style>
    <style:style style:name="P8" style:family="paragraph" style:parent-style-name="Text_20_body" style:list-style-name="L10">
      <style:paragraph-properties style:line-height-at-least="0.476cm"/>
      <style:text-properties fo:font-variant="normal" fo:text-transform="none" fo:color="#000000" style:font-name="Purisa1" fo:font-size="12pt" fo:letter-spacing="normal" fo:font-style="normal" fo:font-weight="normal" style:font-size-asian="12pt" style:font-size-complex="12pt"/>
    </style:style>
    <style:style style:name="P9" style:family="paragraph" style:parent-style-name="Text_20_body">
      <style:paragraph-properties style:line-height-at-least="0.476cm"/>
      <style:text-properties fo:font-variant="normal" fo:text-transform="none" fo:color="#000000" style:font-name="Purisa1" fo:font-size="12pt" fo:letter-spacing="normal" style:font-size-asian="12pt" style:font-size-complex="12pt"/>
    </style:style>
    <style:style style:name="P10" style:family="paragraph" style:parent-style-name="Text_20_body">
      <style:paragraph-properties style:line-height-at-least="0.476cm"/>
      <style:text-properties fo:color="#000000" style:font-name="Purisa1" fo:font-size="12pt" style:font-size-asian="12pt" style:font-size-complex="12pt"/>
    </style:style>
    <style:style style:name="P11" style:family="paragraph" style:parent-style-name="Text_20_body" style:list-style-name="L1">
      <style:paragraph-properties style:line-height-at-least="0.476cm"/>
      <style:text-properties fo:color="#000000" style:font-name="Purisa1" fo:font-size="12pt" style:font-size-asian="12pt" style:font-size-complex="12pt"/>
    </style:style>
    <style:style style:name="P12" style:family="paragraph" style:parent-style-name="Text_20_body" style:list-style-name="L2">
      <style:paragraph-properties style:line-height-at-least="0.476cm"/>
      <style:text-properties fo:color="#000000" style:font-name="Purisa1" fo:font-size="12pt" style:font-size-asian="12pt" style:font-size-complex="12pt"/>
    </style:style>
    <style:style style:name="P13" style:family="paragraph" style:parent-style-name="Text_20_body" style:list-style-name="L3">
      <style:paragraph-properties style:line-height-at-least="0.476cm"/>
      <style:text-properties fo:color="#000000" style:font-name="Purisa1" fo:font-size="12pt" style:font-size-asian="12pt" style:font-size-complex="12pt"/>
    </style:style>
    <style:style style:name="P14" style:family="paragraph" style:parent-style-name="Text_20_body" style:list-style-name="L4">
      <style:paragraph-properties style:line-height-at-least="0.476cm"/>
      <style:text-properties fo:color="#000000" style:font-name="Purisa1" fo:font-size="12pt" style:font-size-asian="12pt" style:font-size-complex="12pt"/>
    </style:style>
    <style:style style:name="P15" style:family="paragraph" style:parent-style-name="Text_20_body" style:list-style-name="L5">
      <style:paragraph-properties style:line-height-at-least="0.476cm"/>
      <style:text-properties fo:color="#000000" style:font-name="Purisa1" fo:font-size="12pt" style:font-size-asian="12pt" style:font-size-complex="12pt"/>
    </style:style>
    <style:style style:name="P16" style:family="paragraph" style:parent-style-name="Text_20_body" style:list-style-name="L6">
      <style:paragraph-properties style:line-height-at-least="0.476cm"/>
      <style:text-properties fo:color="#000000" style:font-name="Purisa1" fo:font-size="12pt" style:font-size-asian="12pt" style:font-size-complex="12pt"/>
    </style:style>
    <style:style style:name="P17" style:family="paragraph" style:parent-style-name="Text_20_body" style:list-style-name="L7">
      <style:paragraph-properties style:line-height-at-least="0.476cm"/>
      <style:text-properties fo:color="#000000" style:font-name="Purisa1" fo:font-size="12pt" style:font-size-asian="12pt" style:font-size-complex="12pt"/>
    </style:style>
    <style:style style:name="P18" style:family="paragraph" style:parent-style-name="Text_20_body" style:list-style-name="L8">
      <style:paragraph-properties style:line-height-at-least="0.476cm"/>
      <style:text-properties fo:color="#000000" style:font-name="Purisa1" fo:font-size="12pt" style:font-size-asian="12pt" style:font-size-complex="12pt"/>
    </style:style>
    <style:style style:name="P19" style:family="paragraph" style:parent-style-name="Text_20_body" style:list-style-name="L11">
      <style:paragraph-properties style:line-height-at-least="0.476cm"/>
      <style:text-properties fo:color="#000000" style:font-name="Purisa1" fo:font-size="12pt" style:font-size-asian="12pt" style:font-size-complex="12pt"/>
    </style:style>
    <style:style style:name="P20" style:family="paragraph" style:parent-style-name="Text_20_body" style:list-style-name="L12">
      <style:paragraph-properties style:line-height-at-least="0.476cm"/>
      <style:text-properties fo:color="#000000" style:font-name="Purisa1" fo:font-size="12pt" style:font-size-asian="12pt" style:font-size-complex="12pt"/>
    </style:style>
    <style:style style:name="P21" style:family="paragraph" style:parent-style-name="Text_20_body" style:list-style-name="L13">
      <style:paragraph-properties style:line-height-at-least="0.476cm"/>
      <style:text-properties fo:color="#000000" style:font-name="Purisa1" fo:font-size="12pt" style:font-size-asian="12pt" style:font-size-complex="12pt"/>
    </style:style>
    <style:style style:name="P22" style:family="paragraph" style:parent-style-name="Text_20_body" style:list-style-name="L14">
      <style:paragraph-properties style:line-height-at-least="0.476cm"/>
      <style:text-properties fo:color="#000000" style:font-name="Purisa1" fo:font-size="12pt" style:font-size-asian="12pt" style:font-size-complex="12pt"/>
    </style:style>
    <style:style style:name="P23" style:family="paragraph" style:parent-style-name="Text_20_body" style:list-style-name="L15">
      <style:paragraph-properties style:line-height-at-least="0.476cm"/>
      <style:text-properties fo:color="#000000" style:font-name="Purisa1" fo:font-size="12pt" style:font-size-asian="12pt" style:font-size-complex="12pt"/>
    </style:style>
    <style:style style:name="P24" style:family="paragraph" style:parent-style-name="Text_20_body" style:list-style-name="L16">
      <style:paragraph-properties style:line-height-at-least="0.476cm"/>
      <style:text-properties fo:color="#000000" style:font-name="Purisa1" fo:font-size="12pt" style:font-size-asian="12pt" style:font-size-complex="12pt"/>
    </style:style>
    <style:style style:name="P25" style:family="paragraph" style:parent-style-name="Text_20_body" style:list-style-name="L17">
      <style:paragraph-properties style:line-height-at-least="0.476cm"/>
      <style:text-properties fo:color="#000000" style:font-name="Purisa1" fo:font-size="12pt" style:font-size-asian="12pt" style:font-size-complex="12pt"/>
    </style:style>
    <style:style style:name="P26" style:family="paragraph" style:parent-style-name="Text_20_body" style:list-style-name="L18">
      <style:paragraph-properties style:line-height-at-least="0.476cm"/>
      <style:text-properties fo:color="#000000" style:font-name="Purisa1" fo:font-size="12pt" style:font-size-asian="12pt" style:font-size-complex="12pt"/>
    </style:style>
    <style:style style:name="P27" style:family="paragraph" style:parent-style-name="Text_20_body">
      <style:paragraph-properties style:line-height-at-least="0.476cm"/>
      <style:text-properties fo:color="#000000" style:font-name="Purisa1" fo:font-size="12pt" officeooo:paragraph-rsid="000b7903" style:font-size-asian="12pt" style:font-size-complex="12pt"/>
    </style:style>
    <style:style style:name="P28" style:family="paragraph" style:parent-style-name="Text_20_body">
      <style:paragraph-properties fo:margin-left="0cm" fo:margin-right="0cm" style:line-height-at-least="0.476cm" fo:text-indent="0cm" style:auto-text-indent="false"/>
      <style:text-properties fo:color="#000000" style:font-name="Purisa1" fo:font-size="12pt" style:font-size-asian="12pt" style:font-size-complex="12pt"/>
    </style:style>
    <style:style style:name="P29" style:family="paragraph" style:parent-style-name="Text_20_body" style:list-style-name="L5">
      <style:paragraph-properties fo:margin-top="0cm" fo:margin-bottom="0cm" loext:contextual-spacing="false" style:line-height-at-least="0.476cm"/>
      <style:text-properties fo:font-variant="normal" fo:text-transform="none" fo:color="#000000" style:font-name="Purisa1" fo:font-size="12pt" fo:letter-spacing="normal" fo:font-style="normal" fo:font-weight="normal" style:font-size-asian="12pt" style:font-size-complex="12pt"/>
    </style:style>
    <style:style style:name="P30" style:family="paragraph" style:parent-style-name="Text_20_body" style:list-style-name="L1">
      <style:paragraph-properties fo:margin-top="0cm" fo:margin-bottom="0cm" loext:contextual-spacing="false" style:line-height-at-least="0.476cm"/>
      <style:text-properties fo:color="#000000" style:font-name="Purisa1" fo:font-size="12pt" style:font-size-asian="12pt" style:font-size-complex="12pt"/>
    </style:style>
    <style:style style:name="P31" style:family="paragraph" style:parent-style-name="Text_20_body" style:list-style-name="L2">
      <style:paragraph-properties fo:margin-top="0cm" fo:margin-bottom="0cm" loext:contextual-spacing="false" style:line-height-at-least="0.476cm"/>
      <style:text-properties fo:color="#000000" style:font-name="Purisa1" fo:font-size="12pt" style:font-size-asian="12pt" style:font-size-complex="12pt"/>
    </style:style>
    <style:style style:name="P32" style:family="paragraph" style:parent-style-name="Text_20_body" style:list-style-name="L3">
      <style:paragraph-properties fo:margin-top="0cm" fo:margin-bottom="0cm" loext:contextual-spacing="false" style:line-height-at-least="0.476cm"/>
      <style:text-properties fo:color="#000000" style:font-name="Purisa1" fo:font-size="12pt" style:font-size-asian="12pt" style:font-size-complex="12pt"/>
    </style:style>
    <style:style style:name="P33" style:family="paragraph" style:parent-style-name="Text_20_body" style:list-style-name="L4">
      <style:paragraph-properties fo:margin-top="0cm" fo:margin-bottom="0cm" loext:contextual-spacing="false" style:line-height-at-least="0.476cm"/>
      <style:text-properties fo:color="#000000" style:font-name="Purisa1" fo:font-size="12pt" style:font-size-asian="12pt" style:font-size-complex="12pt"/>
    </style:style>
    <style:style style:name="P34" style:family="paragraph" style:parent-style-name="Text_20_body" style:list-style-name="L5">
      <style:paragraph-properties fo:margin-top="0cm" fo:margin-bottom="0cm" loext:contextual-spacing="false" style:line-height-at-least="0.476cm"/>
      <style:text-properties fo:color="#000000" style:font-name="Purisa1" fo:font-size="12pt" style:font-size-asian="12pt" style:font-size-complex="12pt"/>
    </style:style>
    <style:style style:name="P35" style:family="paragraph" style:parent-style-name="Text_20_body" style:list-style-name="L6">
      <style:paragraph-properties fo:margin-top="0cm" fo:margin-bottom="0cm" loext:contextual-spacing="false" style:line-height-at-least="0.476cm"/>
      <style:text-properties fo:color="#000000" style:font-name="Purisa1" fo:font-size="12pt" style:font-size-asian="12pt" style:font-size-complex="12pt"/>
    </style:style>
    <style:style style:name="P36" style:family="paragraph" style:parent-style-name="Text_20_body" style:list-style-name="L8">
      <style:paragraph-properties fo:margin-top="0cm" fo:margin-bottom="0cm" loext:contextual-spacing="false" style:line-height-at-least="0.476cm"/>
      <style:text-properties fo:color="#000000" style:font-name="Purisa1" fo:font-size="12pt" style:font-size-asian="12pt" style:font-size-complex="12pt"/>
    </style:style>
    <style:style style:name="P37" style:family="paragraph" style:parent-style-name="Text_20_body" style:list-style-name="L9">
      <style:paragraph-properties fo:margin-top="0cm" fo:margin-bottom="0cm" loext:contextual-spacing="false" style:line-height-at-least="0.476cm"/>
      <style:text-properties fo:color="#000000" style:font-name="Purisa1" fo:font-size="12pt" style:font-size-asian="12pt" style:font-size-complex="12pt"/>
    </style:style>
    <style:style style:name="P38" style:family="paragraph" style:parent-style-name="Text_20_body" style:list-style-name="L10">
      <style:paragraph-properties fo:margin-top="0cm" fo:margin-bottom="0cm" loext:contextual-spacing="false" style:line-height-at-least="0.476cm"/>
      <style:text-properties fo:color="#000000" style:font-name="Purisa1" fo:font-size="12pt" style:font-size-asian="12pt" style:font-size-complex="12pt"/>
    </style:style>
    <style:style style:name="P39" style:family="paragraph" style:parent-style-name="Text_20_body" style:list-style-name="L11">
      <style:paragraph-properties fo:margin-top="0cm" fo:margin-bottom="0cm" loext:contextual-spacing="false" style:line-height-at-least="0.476cm"/>
      <style:text-properties fo:color="#000000" style:font-name="Purisa1" fo:font-size="12pt" style:font-size-asian="12pt" style:font-size-complex="12pt"/>
    </style:style>
    <style:style style:name="P40" style:family="paragraph" style:parent-style-name="Text_20_body" style:list-style-name="L12">
      <style:paragraph-properties fo:margin-top="0cm" fo:margin-bottom="0cm" loext:contextual-spacing="false" style:line-height-at-least="0.476cm"/>
      <style:text-properties fo:color="#000000" style:font-name="Purisa1" fo:font-size="12pt" style:font-size-asian="12pt" style:font-size-complex="12pt"/>
    </style:style>
    <style:style style:name="P41" style:family="paragraph" style:parent-style-name="Text_20_body" style:list-style-name="L13">
      <style:paragraph-properties fo:margin-top="0cm" fo:margin-bottom="0cm" loext:contextual-spacing="false" style:line-height-at-least="0.476cm"/>
      <style:text-properties fo:color="#000000" style:font-name="Purisa1" fo:font-size="12pt" style:font-size-asian="12pt" style:font-size-complex="12pt"/>
    </style:style>
    <style:style style:name="P42" style:family="paragraph" style:parent-style-name="Text_20_body" style:list-style-name="L14">
      <style:paragraph-properties fo:margin-top="0cm" fo:margin-bottom="0cm" loext:contextual-spacing="false" style:line-height-at-least="0.476cm"/>
      <style:text-properties fo:color="#000000" style:font-name="Purisa1" fo:font-size="12pt" style:font-size-asian="12pt" style:font-size-complex="12pt"/>
    </style:style>
    <style:style style:name="P43" style:family="paragraph" style:parent-style-name="Text_20_body" style:list-style-name="L15">
      <style:paragraph-properties fo:margin-top="0cm" fo:margin-bottom="0cm" loext:contextual-spacing="false" style:line-height-at-least="0.476cm"/>
      <style:text-properties fo:color="#000000" style:font-name="Purisa1" fo:font-size="12pt" style:font-size-asian="12pt" style:font-size-complex="12pt"/>
    </style:style>
    <style:style style:name="P44" style:family="paragraph" style:parent-style-name="Text_20_body" style:list-style-name="L18">
      <style:paragraph-properties fo:margin-top="0cm" fo:margin-bottom="0cm" loext:contextual-spacing="false" style:line-height-at-least="0.476cm"/>
      <style:text-properties fo:color="#000000" style:font-name="Purisa1" fo:font-size="12pt" style:font-size-asian="12pt" style:font-size-complex="12pt"/>
    </style:style>
    <style:style style:name="P45" style:family="paragraph" style:parent-style-name="Standard">
      <style:text-properties fo:color="#000000" style:font-name="Purisa1" fo:font-size="12pt" style:font-size-asian="12pt" style:font-size-complex="12pt"/>
    </style:style>
    <style:style style:name="T1" style:family="text">
      <style:text-properties fo:font-style="normal" fo:font-weight="normal"/>
    </style:style>
    <style:style style:name="T2" style:family="text">
      <style:text-properties fo:font-variant="normal" fo:text-transform="none" fo:color="#efc9a0" fo:letter-spacing="normal" fo:font-style="normal" fo:font-weight="normal"/>
    </style:style>
    <style:style style:name="T3" style:family="text">
      <style:text-properties fo:font-variant="normal" fo:text-transform="none" fo:color="#ffb100" style:text-line-through-style="none" style:text-line-through-type="none" fo:letter-spacing="normal" style:text-underline-style="none" style:text-blinking="false"/>
    </style:style>
    <style:style style:name="T4" style:family="text">
      <style:text-properties fo:font-variant="normal" fo:text-transform="none" fo:color="#ffb100" style:text-line-through-style="none" style:text-line-through-type="none" fo:letter-spacing="normal" fo:font-style="normal" style:text-underline-style="none" fo:font-weight="normal" style:text-blinking="false"/>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style:text-line-through-style="none" style:text-line-through-type="none" fo:letter-spacing="normal" fo:font-style="normal" style:text-underline-style="none" fo:font-weight="normal" style:text-blinking="false"/>
    </style:style>
    <style:style style:name="T7" style:family="text">
      <style:text-properties fo:font-variant="normal" fo:text-transform="none" style:text-line-through-style="none" style:text-line-through-type="none" fo:letter-spacing="normal" style:text-underline-style="none" style:text-blink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5">Le Miniere dei Magliorosso è una spedizione di 5 uomini situata nei confini settentrionali della Landa di Fuocogelo su Draenor. La modalità normale sarà accessibile a tutti i giocatori dal livello 90 al 92, mentre la modalità eroica sarà riservata solo per il livello 100. I boss che dovrete affrontare sono: </text:span><text:span text:style-name="T6">Magmolatus</text:span><text:span text:style-name="T5">, </text:span><text:span text:style-name="T6">Guardiano degli schiavi Schiant</text:span><text:span text:style-name="T5">, </text:span><text:span text:style-name="T6">Roltall</text:span><text:span text:style-name="T5"> e </text:span><text:span text:style-name="T6">Gug'rokk</text:span><text:span text:style-name="T5">.</text:span></text:p>
      <text:h text:style-name="P3" text:outline-level="3">Introduzione</text:h>
      <text:p text:style-name="P27"><text:span text:style-name="T5">Nei confini settentrionali della Landa di Fuocogelo, gli Ogre Magliorosso dirigono una brutale operazione mineraria nel caldo soffocante delle caverne vulcaniche. Schiavi provenienti da tutta Draenor vengono trasportati nella miniera, senza speranze di uscire vivi. Le miniere producono gemme e minerali, ma si dice che il vero scopo sia recuperare un antico manufatto di inestimabile potere.</text:span></text:p>
      <text:h text:style-name="P2" text:outline-level="2">Mastro Forgiatore Gog'duh e Magmolatus</text:h>
      <text:h text:style-name="P4" text:outline-level="3"/>
      <text:h text:style-name="P4" text:outline-level="3"><text:span text:style-name="T5">Panoramica sulla lotta</text:span></text:h>
      <text:p text:style-name="P6">Il Mastro Forgiatore Gog'duh scatena due grossi elementali contro i membri della spedizione, nel tentativo di guadagnare tempo.</text:p>
      <text:p text:style-name="P6">Quando il Mastro Forgiatore è ferito gravemente, Magmolatus esce dalla fornace e attacca i giocatori. Magmolatus richiama periodicamente degli Elementali Fusi che lo aiutano.</text:p>
      <text:h text:style-name="P3" text:outline-level="3">Abilità</text:h>
      <text:h text:style-name="P4" text:outline-level="3"><text:span text:style-name="T5">Fase 1 : Il Mastro Forgiatore Irrequieto</text:span></text:h>
      <text:p text:style-name="P6">Gli assalti di Gog'duh travolgono i giocatori con esplosioni di magma, e si interrompono soltanto quando evoca degli elementali che lo difendono.</text:p>
      <text:list xml:id="list2068223380854682886" text:style-name="L1">
        <text:list-item>
          <text:p text:style-name="P30"><text:span text:style-name="T6">Raffica di Magma</text:span><text:span text:style-name="T5"> : Una pozza di lava si crea sul pavimento, infliggendo 29.366 danni da fuoco ogni 2s ai nemici nell'area d'effetto.</text:span></text:p>
        </text:list-item>
        <text:list-item>
          <text:p text:style-name="P30"><text:span text:style-name="T6">Rovina, servitore della Terra</text:span></text:p>
          <text:list>
            <text:list-item>
              <text:p text:style-name="P30"><text:span text:style-name="T6">Frantumazione Tellurica</text:span><text:span text:style-name="T5"> : Frammenti di terra colpiscono il terreno, infliggendo 20.975 danni da natura ai nemici entro 5 metri dal punto d'impatto. Delle schegge si dipartono </text:span><text:soft-page-break/><text:span text:style-name="T5">dall'impatto, infliggendo 51.389 danni da natura ai nemici colpiti.</text:span></text:p>
            </text:list-item>
            <text:list-item>
              <text:p text:style-name="P30"><text:span text:style-name="T6">Schianto Violento</text:span><text:span text:style-name="T5"> : Frantuma il terreno, infliggendo 68.170 danni fisici ai nemici entro 10 metri in un cono frontale e stordendoli per 2s.</text:span></text:p>
            </text:list-item>
          </text:list>
        </text:list-item>
        <text:list-item>
          <text:p text:style-name="P30"><text:span text:style-name="T6">Catastrofe, servitore della Fiamma</text:span></text:p>
          <text:list>
            <text:list-item>
              <text:p text:style-name="P30"><text:span text:style-name="T6">Fiamme Danzanti</text:span><text:span text:style-name="T5"> : Brucia istantaneamente un nemico, infliggendo danni da fuoco aggiuntivi ogni 2s per 6s. Se Fiamme Danzanti non viene rimosso, si sposa su un altro nemico vicino. In modalità Eroica, Fiamme Danzanti inizialmente colpisce 2 giocatori.</text:span></text:p>
            </text:list-item>
            <text:list-item>
              <text:p text:style-name="P30"><text:span text:style-name="T6">Tempesta di Fuoco</text:span><text:span text:style-name="T5"> : Incendia l'area circostante, infliggendo 32.512 danni da fuoco a tutti i nemici vicini ogni 1.59s per 6s.</text:span></text:p>
            </text:list-item>
            <text:list-item>
              <text:p text:style-name="P11"><text:span text:style-name="T6">Bruciatura</text:span><text:span text:style-name="T5"> : Brucia un nemico, infliggendo danni da fuoco.</text:span></text:p>
            </text:list-item>
          </text:list>
        </text:list-item>
      </text:list>
      <text:h text:style-name="P3" text:outline-level="3">Fase 2 : La minaccia del Magma</text:h>
      <text:p text:style-name="P6">Quando Gog'duh è gravemente ferito, il potente elementale Magmolatus scappa e comincia a scatenare l'inferno colpendo i giocatori con una feroce combinazione di terra e fuoco.</text:p>
      <text:list xml:id="list8242785381586535461" text:style-name="L2">
        <text:list-item>
          <text:p text:style-name="P31"><text:span text:style-name="T6">Fiamme Indebolenti</text:span><text:span text:style-name="T5"> : Infligge 21.500 danni da fuoco ogni 2s. Inoltre, riduce la velocità di movimento, d'attacco e di lancio d'incantesimi del 25%. Se non viene dissolto, incendia periodicamente un bersaglio alleato casuale con Ceneri Soffocanti.</text:span></text:p>
          <text:list>
            <text:list-item>
              <text:p text:style-name="P31"><text:span text:style-name="T6">Ceneri Soffocanti</text:span><text:span text:style-name="T5"> : Infligge 20.500 danni da fuoco ogni 2s. Riduce la velocità di movimento, d'attacco e di lancio d'incantesimi del 25%.</text:span></text:p>
            </text:list-item>
          </text:list>
        </text:list-item>
        <text:list-item>
          <text:p text:style-name="P31"><text:span text:style-name="T6">Frantumazione di Scorie</text:span><text:span text:style-name="T5"> : Frantuma il terreno, infliggendo 95.438 danni fisici ai nemici vicini e stordendoli per 3s.</text:span></text:p>
        </text:list-item>
        <text:list-item>
          <text:p text:style-name="P31"><text:span text:style-name="T6">Impatto Fuso</text:span><text:span text:style-name="T5"> : Provoca un Impatto Fuso vicino alla posizione di un nemico, evocando un Elementale Fuso. L'impatto infligge 55.060 danni da fuoco ai nemici vicino al centro. I danni diminuiscono all'aumentare della distanza dal punto d'impatto.</text:span></text:p>
          <text:list>
            <text:list-item>
              <text:p text:style-name="P31"><text:span text:style-name="T6">Elementale Fuso</text:span></text:p>
              <text:list>
                <text:list-item>
                  <text:p text:style-name="P31"><text:span text:style-name="T6">Raffica di Magma</text:span><text:span text:style-name="T5"> : Una pozza di lava si crea sul </text:span><text:soft-page-break/><text:span text:style-name="T5">pavimento, infliggendo 29.366 danni da fuoco ogni 2s ai nemici nell'area d'effetto.</text:span></text:p>
                </text:list-item>
                <text:list-item>
                  <text:p text:style-name="P12"><text:span text:style-name="T6">Collera Vulcanica</text:span><text:span text:style-name="T5"> : Magma incandescente erutta dal suolo, infliggendo 36.707 danni da fuoco ai nemici in una linea.</text:span></text:p>
                </text:list-item>
              </text:list>
            </text:list-item>
          </text:list>
        </text:list-item>
      </text:list>
      <text:h text:style-name="P3" text:outline-level="3">Strategia</text:h>
      <text:p text:style-name="P10"><text:span text:style-name="T5">Magmolatus è uno dei primi due boss che potrete scegliere liberamente di affrontare all'interno della spedizione. Una volta arrivati nella stanza vi troverete difronte a Gog'duh mentre alle sue spalle sarà presente Magmolatus imprigionato all'interno di un forno e inizialmente non potrà essere colpito.</text:span></text:p>
      <text:p text:style-name="P10"><text:span text:style-name="T5">Non appena il combattimento avrà inizio, tutti i giocatori verranno bersagliati continuamente da </text:span><text:span text:style-name="T6">Raffica di Magma</text:span><text:span text:style-name="T5">, la quale potrà essere evitata semplicemente facendo attenzione all'effetto visivo che apparirà sotto i piedi dei giocatori.</text:span></text:p>
      <text:p text:style-name="P10"><text:span text:style-name="T5">Durante il combattimento Gog'duh chiamerà in suo aiuto degli elementali, il primo dei quali sarà </text:span><text:span text:style-name="T6">Rovina, servitore della Terra</text:span><text:span text:style-name="T5">. Alla sua comparsa, i DPS dovranno immediatamente attaccarlo ed ucciderlo il prima possibile, il Difensore dovrà prestare la massima attenzione alle due abilità dell'elementale </text:span><text:span text:style-name="T6">Frantumazione Violenta</text:span><text:span text:style-name="T5"> e </text:span><text:span text:style-name="T6">Frantumazione di Scorie</text:span><text:span text:style-name="T5">infliggono danni ingenti e stordiscono i bersagli.</text:span></text:p>
      <text:p text:style-name="P10"><text:span text:style-name="T5">L'altro elementale che verrà in aiuto di Gog'duh sarà </text:span><text:span text:style-name="T6">Catastrofe, servitore della Fiamma</text:span><text:span text:style-name="T5">. Anche qui i DPS dovranno eliminarlo quanto prima, durante la lotta i giocatori dovranno assolutamente interrompere il lancio di </text:span><text:span text:style-name="T6">Tempesta di Fuoco</text:span><text:span text:style-name="T5"> la quale altrimenti causerebbe ingenti danni ad area, mentre il Guaritore dovrà dissolvere rapidamente </text:span><text:span text:style-name="T6">Fiamme Danzanti</text:span><text:span text:style-name="T5">.</text:span></text:p>
      <text:p text:style-name="P9"><text:s/></text:p>
      <text:p text:style-name="P10"><text:span text:style-name="T5">Una volta che il boss sarà stato portato in fin di vita, ecco che Magmolatus si libererà dando il colpo di grazia a Gog'duh. Da questo momento il Guaritore oltre che curare, dovrà anche dissolvere l'effetto causato da </text:span><text:span text:style-name="T6">Fiamme Indebolenti</text:span><text:span text:style-name="T5"> sui giocatori affetti per evitare la riduzione della velocità di movimento, d'attacco e di lancio </text:span><text:soft-page-break/><text:span text:style-name="T5">d'incantesimi del 25%.</text:span></text:p>
      <text:p text:style-name="P10"><text:span text:style-name="T5">Un’altra abilità alla quale dovranno prestare molta attenzione sia il Difensore sia gli Assaltatori sarà, </text:span><text:span text:style-name="T6">Frantumazione di Scorie</text:span><text:span text:style-name="T5"> la quale oltre ad infliggere danni stordirà per 3s tutti i giocatori nell'area d'impatto. Non sarà difficile da evitare, sarà ben visibile un'effetto grafico sul terreno poco prima dell'impatto.</text:span></text:p>
      <text:p text:style-name="P10"><text:span text:style-name="T5">Durante la lotta, Magmolatus lancerà </text:span><text:span text:style-name="T6">Impatto Fuso</text:span><text:span text:style-name="T5">, che consisterà in un’enorme palla di fuoco che impattando al suolo infliggerà danni elevati nel punto d'impatto mentre saranno minori per chi vi si troverà distante. Una volta avvenuto l'impatto sul terreno, si formerà un Elementale Fuso.</text:span></text:p>
      <text:p text:style-name="P6">L'Elementale Fuso non dovrà essere preso in gestione dal Difensore in quanto statico sul posto in cui verrà evocato, gli Assaltatori dovranno eliminarlo rapidamente.</text:p>
      <text:p text:style-name="P9"><text:s/></text:p>
      <text:h text:style-name="P3" text:outline-level="3">Cose da ricordare</text:h>
      <text:p text:style-name="P5"/>
      <text:p text:style-name="P9"><text:span text:style-name="T1">Difensori:</text:span></text:p>
      <text:list xml:id="list591148836013045350" text:style-name="L3">
        <text:list-item>
          <text:p text:style-name="P32"><text:span text:style-name="T6">Schianto Violento</text:span><text:span text:style-name="T5"> e </text:span><text:span text:style-name="T6">Frantumazione di Scorie</text:span><text:span text:style-name="T5"> infliggono danni ingenti e stordiscono i bersagli.</text:span></text:p>
        </text:list-item>
        <text:list-item>
          <text:p text:style-name="P13"><text:span text:style-name="T5">Gli </text:span><text:span text:style-name="T6">Elementali Fusi</text:span><text:span text:style-name="T5"> sono immobili e non possono essere trattenuti da un Difensore.</text:span></text:p>
        </text:list-item>
      </text:list>
      <text:p text:style-name="P9"><text:span text:style-name="T1">Guaritori:</text:span></text:p>
      <text:list xml:id="list5644792287658348610" text:style-name="L4">
        <text:list-item>
          <text:p text:style-name="P33"><text:span text:style-name="T5">Dissolvere rapidamente </text:span><text:span text:style-name="T6">Fiamme Danzanti</text:span><text:span text:style-name="T5"> e </text:span><text:span text:style-name="T6">Fiamme Indebolenti</text:span><text:span text:style-name="T5"> per evitare che si diffondano.</text:span></text:p>
        </text:list-item>
        <text:list-item>
          <text:p text:style-name="P14"><text:span text:style-name="T5">Se non viene interrotta, </text:span><text:span text:style-name="T6">Tempesta di Fuoco</text:span><text:span text:style-name="T5"> può infliggere ingenti danni in un ampia area.</text:span></text:p>
        </text:list-item>
      </text:list>
      <text:p text:style-name="P9"><text:span text:style-name="T1">Assaltatori:</text:span></text:p>
      <text:list xml:id="list863446674409414148" text:style-name="L5">
        <text:list-item>
          <text:p text:style-name="P29">Finchè il Mastro Forgiatore Gog'duh è in vita, uccidere gli elementali che verranno in suo aiuto.</text:p>
        </text:list-item>
        <text:list-item>
          <text:p text:style-name="P34"><text:span text:style-name="T5">Interrompere </text:span><text:span text:style-name="T6">Tempesta di Fuoco</text:span><text:span text:style-name="T5"> di </text:span><text:span text:style-name="T6">Catastrofe, servitore della </text:span><text:soft-page-break/><text:span text:style-name="T6">Fiamma</text:span><text:span text:style-name="T5"> per evitare di subire ingenti danni.</text:span></text:p>
        </text:list-item>
        <text:list-item>
          <text:p text:style-name="P15"><text:span text:style-name="T5">Quando </text:span><text:span text:style-name="T6">Magmolatus</text:span><text:span text:style-name="T5"> si attiva, uccidere gli </text:span><text:span text:style-name="T6">Elementali Fusi</text:span><text:span text:style-name="T5"> prima che prendano il sopravvento.</text:span></text:p>
        </text:list-item>
      </text:list>
      <text:h text:style-name="P1" text:outline-level="2">Guardiano degli schiavi Schiant</text:h>
      <text:p text:style-name="P5"/>
      <text:h text:style-name="P3" text:outline-level="3">Panoramica sulla lotta</text:h>
      <text:p text:style-name="P6">Il Guardiano degli schiavi Schiant attacca i giocatori con potenti attacchi che frantumano e spaccano la terra sotto i suoi piedi.</text:p>
      <text:p text:style-name="P6">Dei Minatori Catturati arrivano periodicamente ad aiutarlo, ma alcuni di questi schiavi colgono l'occasione per combattere per la loro libertà, aiutando il gruppo d'istanza.</text:p>
      <text:h text:style-name="P3" text:outline-level="3">Abilità</text:h>
      <text:p text:style-name="P5"/>
      <text:h text:style-name="P3" text:outline-level="3">Guardiano degli Schiavi Schiant</text:h>
      <text:p text:style-name="P6">Schiant attacca ferocemente i giocatori, chiamando periodicamente dei Minatori Catturati che combattono al suo fianco.</text:p>
      <text:list xml:id="list6144431333000855529" text:style-name="L6">
        <text:list-item>
          <text:p text:style-name="P35"><text:span text:style-name="T6">Frantumazione Terrestre</text:span><text:span text:style-name="T5"> : Infligge il 125% dei danni in mischia normali a tutti i bersagli frontali. Stordisce per 3s.</text:span></text:p>
        </text:list-item>
        <text:list-item>
          <text:p text:style-name="P35"><text:span text:style-name="T6">Grido Feroce</text:span><text:span text:style-name="T5"> : Aumenta i danni inflitti del 15% per 20s e indebolisce la volontà dei minatori vicini.</text:span></text:p>
        </text:list-item>
        <text:list-item>
          <text:p text:style-name="P35"><text:span text:style-name="T6">Contusione Selvaggia</text:span><text:span text:style-name="T5"> : Frantuma il terreno, infliggendo 52.438 danni fisici a tutti i nemici e respingendoli indietro.</text:span></text:p>
          <text:list>
            <text:list-item>
              <text:p text:style-name="P35"><text:span text:style-name="T6">Balzo Devastante</text:span><text:span text:style-name="T5"> : Balza sui nemici, schiacciandoli a terra. I Minatori Catturati hanno l'ordine di attaccare i bersagli schiacciati.</text:span></text:p>
            </text:list-item>
          </text:list>
        </text:list-item>
        <text:list-item>
          <text:p text:style-name="P16"><text:span text:style-name="T6">Istigazione dei Minatori</text:span><text:span text:style-name="T5"> : Richiama i minatori vicini perchè aiutino in battaglia.</text:span></text:p>
        </text:list-item>
      </text:list>
      <text:h text:style-name="P3" text:outline-level="3">Minatore Catturato</text:h>
      <text:p text:style-name="P6">I Minatori Catturati sono obbligati a combattere per il loro padrone, ma alcuni di loro gli si rivoltano contro.</text:p>
      <text:list xml:id="list5914290887273223305" text:style-name="L7">
        <text:list-item>
          <text:p text:style-name="P17"><text:span text:style-name="T6">Assalto Traumatico</text:span><text:span text:style-name="T5"> : Colpisce il bersaglio, infliggendo il 100% dei </text:span><text:soft-page-break/><text:span text:style-name="T5">danni dell'arma e aumentandone i danni subiti del 5% per 6s. Inoltre, causa sanguinamento , infliggendo 1.363 danni fisici ogni 2s. Si accumula.</text:span></text:p>
        </text:list-item>
      </text:list>
      <text:h text:style-name="P3" text:outline-level="3">Strategia</text:h>
      <text:p text:style-name="P5"/>
      <text:p text:style-name="P10"><text:span text:style-name="T5">Il Guardiano degli schiavi Schiant è uno dei primi due boss che potrete scegliere liberamente di affrontare all'interno della spedizione. Una volta che il Difensore avrà ingaggiato il boss, dovrete prestare molta attenzione a due delle sue abilità:</text:span><text:span text:style-name="T6">Frantumazione Terrestre</text:span><text:span text:style-name="T5"> e </text:span><text:span text:style-name="T6">Contusione Selvaggia</text:span><text:span text:style-name="T5">.</text:span></text:p>
      <text:p text:style-name="P10"><text:span text:style-name="T5">Quando Schiant utilizzerà </text:span><text:span text:style-name="T6">Frantumazione Terrestre</text:span><text:span text:style-name="T5">, vedrete spuntare dal terreno un pilastro di roccia che da lì a poco distruggerà per infliggere danni e stordimento a chiunque vi si troverà difronte, l'effetto sarà valido anche per chi si troverà a distanza.</text:span></text:p>
      <text:p text:style-name="P10"><text:span text:style-name="T5">Durante la lotta il boss utilizzerà spesso </text:span><text:span text:style-name="T6">Contusione Selvaggia</text:span><text:span text:style-name="T5"> infliggendo danni a tutti i giocatori frantumando il terreno intorno a se e respingendo indietro tutti i suoi nemici.</text:span></text:p>
      <text:p text:style-name="P10"><text:span text:style-name="T5">Una conseguenza all'utilizzo di </text:span><text:span text:style-name="T6">Contusione Selvaggia</text:span><text:span text:style-name="T5"> da parte di Schiant sarà </text:span><text:span text:style-name="T6">Balzo Devastante</text:span><text:span text:style-name="T5">, con la quale il boss balzerà su un giocatore a caso schiacciandolo a terra e quest'ultimo verrà attaccato dai minatori aizzati dal boss. Eleminate rapidamente i minatori.</text:span></text:p>
      <text:p text:style-name="P9"><text:s/></text:p>
      <text:p text:style-name="P10"><text:span text:style-name="T5">Invece, ogni volta che lancerà </text:span><text:span text:style-name="T6">Grido Feroce</text:span><text:span text:style-name="T5">, dovrete prontamente interromperlo, questo perché se non interrotto il boss riceverà un incremento dei danni inflitti del 15% per 20s. Durante il combattimento Schiant chiamerà a se ondate di Minatori Catturati, alcuni dei quali di tanto in tanto si schiereranno dalla vostra parte aiutandovi contro il boss, qui il Guaritore dovrà curare i Minatori alleati per farli restare più a lungo in combattimento.</text:span></text:p>
      <text:h text:style-name="P3" text:outline-level="3">Cose da ricordare</text:h>
      <text:p text:style-name="P5"/>
      <text:p text:style-name="P9"><text:soft-page-break/><text:span text:style-name="T1">Difensori:</text:span></text:p>
      <text:list xml:id="list5769166474122768237" text:style-name="L8">
        <text:list-item>
          <text:p text:style-name="P36"><text:span text:style-name="T5">Interrompere </text:span><text:span text:style-name="T6">Grido Feroce</text:span><text:span text:style-name="T5"> del Guardiano degli schiavi Schiant</text:span></text:p>
        </text:list-item>
        <text:list-item>
          <text:p text:style-name="P18"><text:span text:style-name="T5">I minatori nemici si concentrano sui giocatori colpiti da </text:span><text:span text:style-name="T6">Balzo Devastante</text:span><text:span text:style-name="T5">, ignorando qualsiasi provocazione.</text:span></text:p>
        </text:list-item>
      </text:list>
      <text:p text:style-name="P9"><text:span text:style-name="T1">Guaritori:</text:span></text:p>
      <text:list xml:id="list2065554152914236716" text:style-name="L9">
        <text:list-item>
          <text:p text:style-name="P37"><text:span text:style-name="T5">I minatori nemici si concentrano sui giocatori colpiti da </text:span><text:span text:style-name="T6">Balzo Devastante</text:span><text:span text:style-name="T5">.</text:span></text:p>
        </text:list-item>
        <text:list-item>
          <text:p text:style-name="P7">Curare i minatori ribelli amichevoli così che restino in battaglia.</text:p>
        </text:list-item>
      </text:list>
      <text:p text:style-name="P9"><text:span text:style-name="T1">Assaltatori:</text:span></text:p>
      <text:list xml:id="list4572716358699831162" text:style-name="L10">
        <text:list-item>
          <text:p text:style-name="P38"><text:span text:style-name="T5">Interrompere </text:span><text:span text:style-name="T6">Grido Feroce</text:span><text:span text:style-name="T5"> del Guardiano degli schiavi Schiant</text:span></text:p>
        </text:list-item>
        <text:list-item>
          <text:p text:style-name="P8">Uccidere i minatori nemici in modo che non possano prendere il sopravvento sul gruppo.</text:p>
        </text:list-item>
      </text:list>
      <text:h text:style-name="P1" text:outline-level="2">Roltall</text:h>
      <text:p text:style-name="P5"/>
      <text:h text:style-name="P3" text:outline-level="3">Panoramica sulla lotta</text:h>
      <text:p text:style-name="P6">Il boss rimane immobile alla fine del ponte, richiamando fiamme e scorie che attaccano i suoi nemici.</text:p>
      <text:h text:style-name="P3" text:outline-level="3">Abilità</text:h>
      <text:p text:style-name="P5"/>
      <text:list xml:id="list8442576498829013338" text:style-name="L11">
        <text:list-item>
          <text:p text:style-name="P39"><text:span text:style-name="T6">Macigno Bruciante</text:span><text:span text:style-name="T5"> : Roltall evoca un macigno bruciante che infligge 61.353 danni da fuoco a tutti i nemici entro 8 metri dal punto d'impatto. Il macigno rotola in avanti e infligge 81.804 danni da fuoco a tutti i nemici sulla sua traiettoria, stordendoli per 1s. In modalità Eroica e Sfida, Macigno Bruciante torna verso il boss lungo la stessa traiettoria dopo aver raggiunto la fine del ponte.</text:span></text:p>
        </text:list-item>
        <text:list-item>
          <text:p text:style-name="P39"><text:span text:style-name="T6">Ondata di Calore</text:span><text:span text:style-name="T5"> : Roltall richiama un'ondata di calore letale, che infligge 10.488 danni da fuoco ogni secondo e respinge indietro tutti i nemici per 8s.</text:span></text:p>
        </text:list-item>
        <text:list-item>
          <text:p text:style-name="P39"><text:span text:style-name="T6">Scoria Bruciante</text:span><text:span text:style-name="T5"> : Roltall lancia delle Scorie Brucianti che incendiano tutti i giocatori nell'area bersaglio, infliggendo 31.463 </text:span><text:soft-page-break/><text:span text:style-name="T5">danni da fuoco ogni secondo.</text:span></text:p>
        </text:list-item>
        <text:list-item>
          <text:p text:style-name="P19"><text:span text:style-name="T6">Aura Bruciante</text:span><text:span text:style-name="T5"> : L'aria bruciante riduce la velocità di lancio d'incantesimi dei giocatori vicini del 100%.</text:span></text:p>
        </text:list-item>
      </text:list>
      <text:h text:style-name="P3" text:outline-level="3">Strategia</text:h>
      <text:p text:style-name="P5"/>
      <text:p text:style-name="P6">Una volta che avrete sconfitto i primi due boss, verrà sbloccato l'accesso al ponte che vi porterà ad affrontare Roltall.</text:p>
      <text:p text:style-name="P10"><text:span text:style-name="T5">Il boss resterà statico sulla sua posizione, quindi i giocatori da mischia e il Difensore dovranno fare molta attenzione nel momento in cui Roltall inizierà il caricamento di </text:span><text:span text:style-name="T6">Macigno Bruciante</text:span><text:span text:style-name="T5">. In pochi secondi il boss lancerà in successione, 3 enormi massi infuocati che rotoleranno sul ponte, infliggendo danni e stordendo i giocatori che resteranno sulla loro traiettoria. Nella modalità Eroica/Sfida, i massi una volta che avranno raggiunto la fine del ponte torneranno indietro verso il boss sulla stessa traiettoria iniziale. Durante il caricamento potrete notare sul terreno il punto in cui il masso impatterà.</text:span></text:p>
      <text:p text:style-name="P10"><text:span text:style-name="T5">Dopododichè utilizzerà </text:span><text:span text:style-name="T6">Ondata di Calore</text:span><text:span text:style-name="T5"> che respingerà i giocatori indietro sul ponte infliggendo danni, chi si troverà sui bordi del ponte faccia molta attenzione a non finire di sotto!</text:span></text:p>
      <text:p text:style-name="P10"><text:span text:style-name="T5">Infine, quando Roltall utilizzerà </text:span><text:span text:style-name="T6">Scoria Bruciante</text:span><text:span text:style-name="T5">, ricoprirà casualmente parti del ponte con delle pozze di fuoco, che dovrete evitare.</text:span></text:p>
      <text:p text:style-name="P10"><text:span text:style-name="T5">Un'ultima annotazione riguarda il Guaritore ed eventuali giocatori incantatori, solo nella modalità Eroica/Sfida dovranno evitare di restare vicini a causa dell'</text:span><text:span text:style-name="T6">Aura Bruciante</text:span><text:span text:style-name="T5"> che ne ridurrebbe il lancio d'incantesimi del 100%.</text:span></text:p>
      <text:h text:style-name="P3" text:outline-level="3">Cose da ricordare</text:h>
      <text:p text:style-name="P5"/>
      <text:p text:style-name="P9"><text:span text:style-name="T1">Difensori:</text:span></text:p>
      <text:list xml:id="list3865216394164333243" text:style-name="L12">
        <text:list-item>
          <text:p text:style-name="P40"><text:span text:style-name="T5">Evitare </text:span><text:span text:style-name="T6">Macigno Bruciante</text:span><text:span text:style-name="T5">, che Roltall fa rotolare lungo il ponte.</text:span></text:p>
        </text:list-item>
        <text:list-item>
          <text:p text:style-name="P20"><text:span text:style-name="T5">Quando Roltall respinge i giocatori indietro con </text:span><text:span text:style-name="T6">Ondata di Calore</text:span><text:span text:style-name="T5">, spostarsi per non essere spinti nelle pozze di </text:span><text:span text:style-name="T6">Scoria Bruciante</text:span><text:span text:style-name="T5">.</text:span></text:p>
        </text:list-item>
      </text:list>
      <text:p text:style-name="P9"><text:soft-page-break/><text:span text:style-name="T1">Guaritori:</text:span></text:p>
      <text:list xml:id="list1491968402269104302" text:style-name="L13">
        <text:list-item>
          <text:p text:style-name="P41"><text:span text:style-name="T5">Evitare </text:span><text:span text:style-name="T6">Macigno Bruciante</text:span><text:span text:style-name="T5">, che Roltall fa rotolare lungo il ponte.</text:span></text:p>
        </text:list-item>
        <text:list-item>
          <text:p text:style-name="P21"><text:span text:style-name="T6">Ondata di Calore</text:span><text:span text:style-name="T5"> di Roltall infligge ingenti danni a tutto il gruppo.</text:span></text:p>
        </text:list-item>
      </text:list>
      <text:p text:style-name="P9"><text:span text:style-name="T1">Assaltatori:</text:span></text:p>
      <text:list xml:id="list7750587240215199973" text:style-name="L14">
        <text:list-item>
          <text:p text:style-name="P42"><text:span text:style-name="T5">Evitare </text:span><text:span text:style-name="T6">Macigno Bruciante</text:span><text:span text:style-name="T5">, che Roltall fa rotolare lungo il ponte.</text:span></text:p>
        </text:list-item>
        <text:list-item>
          <text:p text:style-name="P22"><text:span text:style-name="T5">Quando Roltall respinge i giocatori indietro con </text:span><text:span text:style-name="T6">Ondata di Calore</text:span><text:span text:style-name="T5">, spostarsi per non essere spinti nelle pozze di </text:span><text:span text:style-name="T6">Scoria Bruciante</text:span><text:span text:style-name="T5">.</text:span></text:p>
        </text:list-item>
      </text:list>
      <text:h text:style-name="P1" text:outline-level="2">Gug'rokk</text:h>
      <text:p text:style-name="P5"/>
      <text:h text:style-name="P3" text:outline-level="3">Panoramica sulla lotta</text:h>
      <text:p text:style-name="P6">L'elementalista Gug'rokk getta raffiche di roccia fusa contro i nemici. Inoltre, evoca periodicamente delle Scorie Instabili che si muovono lentamente verso una fornace e la cui energia distruttiva aumenta se riescono a raggiungere il loro obiettivo.</text:p>
      <text:h text:style-name="P3" text:outline-level="3">Abilità</text:h>
      <text:p text:style-name="P5"/>
      <text:list xml:id="list1811147790142606973" text:style-name="L15">
        <text:list-item>
          <text:p text:style-name="P43"><text:span text:style-name="T6">Detonazione Fusa</text:span><text:span text:style-name="T5"> : Gug'rokk travolge un nemico con scorie fuse, infliggendo 73.414 danni da fuoco generando 1 accumulo di </text:span><text:span text:style-name="T6">Nucleo Fuso</text:span><text:span text:style-name="T5">.</text:span></text:p>
          <text:list>
            <text:list-item>
              <text:p text:style-name="P43"><text:span text:style-name="T6">Nucleo Fuso</text:span><text:span text:style-name="T5"> : Aumenta i danni inflitti da Gug'rokk del 10% per 1 minuto. Dopo 3 accumuli provoca </text:span><text:span text:style-name="T6">Raffica Fusa</text:span><text:span text:style-name="T5">.</text:span></text:p>
              <text:list>
                <text:list-item>
                  <text:p text:style-name="P43"><text:span text:style-name="T6">Raffica Fusa</text:span><text:span text:style-name="T5"> : Gug'rokk esplode d'energia fusa, infliggendo 41.951 danni da fuoco a tutti i nemici. L'effetto consuma tutti gli accumuli di Nucle Fuso.</text:span></text:p>
                </text:list-item>
              </text:list>
            </text:list-item>
          </text:list>
        </text:list-item>
        <text:list-item>
          <text:p text:style-name="P43"><text:span text:style-name="T6">Eruzione di Magma</text:span><text:span text:style-name="T5"> : Gug'rokk evoca delle pozze di magma sulla posizione di un giocatore per 2 minuti. Ogni pozza infligge 26.219 danni da fuoco ogni secondo ai giocatori nell'area d'effetto.</text:span></text:p>
        </text:list-item>
        <text:list-item>
          <text:p text:style-name="P43"><text:span text:style-name="T6">Evocazione: Scoria Instabile</text:span><text:span text:style-name="T5"> : Gug'rokk evoca una Scoria Instabile.</text:span></text:p>
          <text:list>
            <text:list-item>
              <text:p text:style-name="P43"><text:span text:style-name="T6">Fiamme Sguinzagliate</text:span><text:span text:style-name="T5"> : Le Scorie Instabile aspirano le fiamme </text:span><text:soft-page-break/><text:span text:style-name="T5">da una fornace, scatenando dei getti di fuoco ogni 2s. Ogni getto infligge 20.975 danni da fuoco a 2 giocatori casuali.</text:span></text:p>
            </text:list-item>
            <text:list-item>
              <text:p text:style-name="P43"><text:span text:style-name="T6">Fiamme Potenziate</text:span><text:span text:style-name="T5"> : Quando le Scorie Instabili raggiungono la fornace, vengono potenziate e infliggono 26.219 danni da fuoco a tutti i giocatori ogni 3s.</text:span></text:p>
            </text:list-item>
          </text:list>
        </text:list-item>
        <text:list-item>
          <text:p text:style-name="P23"><text:span text:style-name="T6">Folata delle Fiamme</text:span><text:span text:style-name="T5"> : Gug'rokk incendia tutti i giocatori, infliggendo 15.731 danni da fuoco e aumentandone i danni da fuoco subiti del 5% per 20s.</text:span></text:p>
        </text:list-item>
      </text:list>
      <text:h text:style-name="P3" text:outline-level="3">Strategia</text:h>
      <text:p text:style-name="P5"/>
      <text:p text:style-name="P10"><text:span text:style-name="T5">Gug'rokk sarà l'ultimo boss della spedizione, non appena il Difensore lo colpirà, quest'ultimo inizierà a caricare </text:span><text:span text:style-name="T6">Detonazione Fusa</text:span><text:span text:style-name="T5">, tutti i giocatori che ne saranno in grado dovranno interrompere questa abilità ogni volta per impedire al boss di raggiungere i 3 accumuli necessari per lanciare </text:span><text:span text:style-name="T6">Nucleo Fuso</text:span><text:span text:style-name="T5"> e successivamente </text:span><text:span text:style-name="T6">Raffica Fusa</text:span><text:span text:style-name="T5">.</text:span></text:p>
      <text:p text:style-name="P10"><text:span text:style-name="T5">Solo in modalità Eroica/Sfida, generalmente il boss dopo aver utilizzato </text:span><text:span text:style-name="T6">Detonazione Fusa</text:span><text:span text:style-name="T5">, lancerà </text:span><text:span text:style-name="T6">Folata delle Fiamme</text:span><text:span text:style-name="T5"> un'abilità che infliggerà danni ad area e che difficilmente potrà essere evitata.</text:span></text:p>
      <text:p text:style-name="P10"><text:span text:style-name="T5">Periodicamente il boss lancerà sulla posizione dei giocatori </text:span><text:span text:style-name="T6">Eruzione di Magma</text:span><text:span text:style-name="T5">, sul terreno si andranno a formare delle pozze di magma molto dannose, le quali avranno una durata di 2 minuti. Con il proseguire della lotta le pozze di magma aumenteranno andando a limitirare i movimenti del gruppo, il Difensore quindi dovrà spostare di continuo il boss.</text:span></text:p>
      <text:p text:style-name="P10"><text:span text:style-name="T5">Infine, durarante lo scontro Gug'rokk evocherà una </text:span><text:span text:style-name="T6">Evocazione: Scoria Instabile</text:span><text:span text:style-name="T5">, la quale dovrà essere uccisa prima che riesca a raggiungere uno dei forni presenti nella stanza, se questo dovesse accadere, l'elementale riceverà un potenziamento delle sue abilità. Potrete rallentarlo, stordirlo o bloccarlo momentaneamente.</text:span></text:p>
      <text:p text:style-name="P9"><text:s/></text:p>
      <text:h text:style-name="P3" text:outline-level="3"><text:soft-page-break/>Cose da ricordare</text:h>
      <text:p text:style-name="P5"/>
      <text:p text:style-name="P9"><text:span text:style-name="T1">Difensori:</text:span></text:p>
      <text:list xml:id="list5882648387492792478" text:style-name="L16">
        <text:list-item>
          <text:p text:style-name="P24"><text:span text:style-name="T5">Interrompere </text:span><text:span text:style-name="T6">Detonazione Fusa</text:span><text:span text:style-name="T5"> di Gug'rokk per evitare che ottenga </text:span><text:span text:style-name="T6">Nucleo Fuso</text:span><text:span text:style-name="T5">.</text:span></text:p>
        </text:list-item>
      </text:list>
      <text:p text:style-name="P9"><text:span text:style-name="T1">Guaritori:</text:span></text:p>
      <text:list xml:id="list4904990655970078980" text:style-name="L17">
        <text:list-item>
          <text:p text:style-name="P25"><text:span text:style-name="T5">Stare attenti ai danni inflitti a tutto il gruppo da </text:span><text:span text:style-name="T6">Fiamme Sguinzagliate</text:span><text:span text:style-name="T5"> delle Scorie Instabili.</text:span></text:p>
        </text:list-item>
      </text:list>
      <text:p text:style-name="P9"><text:span text:style-name="T1">Assaltatori:</text:span></text:p>
      <text:list xml:id="list2325681230809271274" text:style-name="L18">
        <text:list-item>
          <text:p text:style-name="P44"><text:span text:style-name="T5">Interrompere </text:span><text:span text:style-name="T6">Detonazione Fusa</text:span><text:span text:style-name="T5"> di Gug'rokk per evitare che ottenga </text:span><text:span text:style-name="T6">Nucleo Fuso</text:span><text:span text:style-name="T5">.</text:span></text:p>
        </text:list-item>
        <text:list-item>
          <text:p text:style-name="P26"><text:span text:style-name="T5">Sconfiggere le Scorie Instabili prima che raggiungano il loro fuochista bersaglio e possano così lanciare </text:span><text:span text:style-name="T6">Fiamme Potenziate</text:span><text:span text:style-name="T5">.</text:span></text:p>
        </text:list-item>
      </text:list>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Purisa" svg:font-family="Purisa"/>
    <style:font-face style:name="FreeSans1" svg:font-family="FreeSans" style:font-family-generic="swiss"/>
    <style:font-face style:name="Purisa1" svg:font-family="Purisa"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Purisa" fo:font-family="Purisa"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Purisa" fo:font-family="Purisa"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urisa" fo:font-family="Purisa"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urisa" fo:font-family="Purisa"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9T14:50:47.768455588</meta:creation-date>
    <dc:date>2014-11-19T15:10:48.279336266</dc:date>
    <meta:editing-duration>PT4M50S</meta:editing-duration>
    <meta:editing-cycles>1</meta:editing-cycles>
    <meta:document-statistic meta:table-count="0" meta:image-count="0" meta:object-count="0" meta:page-count="11" meta:paragraph-count="131" meta:word-count="2459" meta:character-count="16015" meta:non-whitespace-character-count="13735"/>
    <meta:generator>LibreOffice/4.3.3.2$Linux_X86_64 LibreOffice_project/430m0$Build-2</meta:generator>
  </office:meta>
</office:document-meta>
</file>